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51.51pt"/>
    </style:style>
    <style:style style:name="co3" style:family="table-column">
      <style:table-column-properties fo:break-before="auto" style:column-width="120.76pt"/>
    </style:style>
    <style:style style:name="co4" style:family="table-column">
      <style:table-column-properties fo:break-before="auto" style:column-width="170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mple_5f_buildout">
      <style:table-properties table:display="true" style:writing-mode="lr-tb"/>
    </style:style>
    <style:style style:name="ta2" style:family="table" style:master-page-name="PageStyle_5f_plone_5f_deploy_5f_buildou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imple_buildou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um Instances</text:p>
          </table:table-cell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xecution time difference 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" office:value-type="float" office:value="3.61185703278" calcext:value-type="float">
            <text:p>3.6118570328</text:p>
          </table:table-cell>
          <table:table-cell table:style-name="ce1" office:value-type="float" office:value="3.51971321106" calcext:value-type="float">
            <text:p>3.5197132111</text:p>
          </table:table-cell>
          <table:table-cell table:formula="of:=[.B2]/[.C2]" office:value-type="string" office:string-value="1.026179355" calcext:value-type="string">
            <text:p>1.026179355</text:p>
          </table:table-cell>
          <table:table-cell table:formula="of:=100 * ([.C2]-[.B2])/[.B2]" office:value-type="string" office:string-value="-2.55114809" calcext:value-type="string">
            <text:p>-2.55114809</text:p>
          </table:table-cell>
          <table:table-cell table:number-columns-repeated="1019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one_deploy_buildout" table:style-name="ta2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Num Instances</text:p>
          </table:table-cell>
          <table:table-cell table:style-name="ce1" office:value-type="string" calcext:value-type="string">
            <text:p>Old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xecution time difference %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.0594699383" calcext:value-type="float">
            <text:p>16.0594699383</text:p>
          </table:table-cell>
          <table:table-cell table:style-name="ce1" office:value-type="float" office:value="16.4248374462" calcext:value-type="float">
            <text:p>16.4248374462</text:p>
          </table:table-cell>
          <table:table-cell table:formula="of:=[.B2]/[.C2]" office:value-type="float" office:value="0.977755182716616" calcext:value-type="float">
            <text:p>0.9777551827</text:p>
          </table:table-cell>
          <table:table-cell table:formula="of:=100 * ([.C2]-[.B2])/[.B2]" office:value-type="float" office:value="2.27509070538275" calcext:value-type="float">
            <text:p>2.2750907054</text:p>
          </table:table-cell>
          <table:table-cell>
            <draw:frame table:end-cell-address="plone_deploy_buildout.L20" table:end-x="3.71pt" table:end-y="1.47pt" draw:z-index="0" draw:name="Chart 1" draw:style-name="gr1" draw:text-style-name="P1" svg:width="535.46pt" svg:height="278.22pt" svg:x="8.25pt" svg:y="6.75pt">
              <loext:p draw:notify-on-update-of-ranges="plone_deploy_buildout.A2:plone_deploy_buildout.A11 plone_deploy_buildout.B1:plone_deploy_buildout.B1 plone_deploy_buildout.B2:plone_deploy_buildout.B11 plone_deploy_buildout.C1:plone_deploy_buildout.C1 plone_deploy_buildout.C2:plone_deploy_buildout.C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6.010965395" calcext:value-type="float">
            <text:p>26.010965395</text:p>
          </table:table-cell>
          <table:table-cell table:style-name="ce1" office:value-type="float" office:value="16.9113062382" calcext:value-type="float">
            <text:p>16.9113062382</text:p>
          </table:table-cell>
          <table:table-cell table:formula="of:=[.B3]/[.C3]" office:value-type="float" office:value="1.53808138937519" calcext:value-type="float">
            <text:p>1.5380813894</text:p>
          </table:table-cell>
          <table:table-cell table:formula="of:=100 * ([.C3]-[.B3])/[.B3]" office:value-type="float" office:value="-34.9839347314237" calcext:value-type="float">
            <text:p>-34.9839347314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36.1921135426" calcext:value-type="float">
            <text:p>36.1921135426</text:p>
          </table:table-cell>
          <table:table-cell table:style-name="ce1" office:value-type="float" office:value="17.4365653992" calcext:value-type="float">
            <text:p>17.4365653992</text:p>
          </table:table-cell>
          <table:table-cell table:formula="of:=[.B4]/[.C4]" office:value-type="float" office:value="2.07564464182037" calcext:value-type="float">
            <text:p>2.0756446418</text:p>
          </table:table-cell>
          <table:table-cell table:formula="of:=100 * ([.C4]-[.B4])/[.B4]" office:value-type="float" office:value="-51.8221963503838" calcext:value-type="float">
            <text:p>-51.8221963504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46.1095126152" calcext:value-type="float">
            <text:p>46.1095126152</text:p>
          </table:table-cell>
          <table:table-cell table:style-name="ce1" office:value-type="float" office:value="17.9216639996" calcext:value-type="float">
            <text:p>17.9216639996</text:p>
          </table:table-cell>
          <table:table-cell table:formula="of:=[.B5]/[.C5]" office:value-type="float" office:value="2.57283657456301" calcext:value-type="float">
            <text:p>2.5728365746</text:p>
          </table:table-cell>
          <table:table-cell table:formula="of:=100 * ([.C5]-[.B5])/[.B5]" office:value-type="float" office:value="-61.1323933324506" calcext:value-type="float">
            <text:p>-61.1323933325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6.3385771751" calcext:value-type="float">
            <text:p>56.3385771751</text:p>
          </table:table-cell>
          <table:table-cell table:style-name="ce1" office:value-type="float" office:value="18.6725986004" calcext:value-type="float">
            <text:p>18.6725986004</text:p>
          </table:table-cell>
          <table:table-cell table:formula="of:=[.B6]/[.C6]" office:value-type="float" office:value="3.0171792571974" calcext:value-type="float">
            <text:p>3.0171792572</text:p>
          </table:table-cell>
          <table:table-cell table:formula="of:=100 * ([.C6]-[.B6])/[.B6]" office:value-type="float" office:value="-66.8564604633772" calcext:value-type="float">
            <text:p>-66.8564604634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66.5847908497" calcext:value-type="float">
            <text:p>66.5847908497</text:p>
          </table:table-cell>
          <table:table-cell table:style-name="ce1" office:value-type="float" office:value="19.1462841988" calcext:value-type="float">
            <text:p>19.1462841988</text:p>
          </table:table-cell>
          <table:table-cell table:formula="of:=[.B7]/[.C7]" office:value-type="float" office:value="3.47768737569837" calcext:value-type="float">
            <text:p>3.4776873757</text:p>
          </table:table-cell>
          <table:table-cell table:formula="of:=100 * ([.C7]-[.B7])/[.B7]" office:value-type="float" office:value="-71.2452589330522" calcext:value-type="float">
            <text:p>-71.2452589331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76.024763298" calcext:value-type="float">
            <text:p>76.024763298</text:p>
          </table:table-cell>
          <table:table-cell table:style-name="ce1" office:value-type="float" office:value="19.5100014687" calcext:value-type="float">
            <text:p>19.5100014687</text:p>
          </table:table-cell>
          <table:table-cell table:formula="of:=[.B8]/[.C8]" office:value-type="float" office:value="3.89670720527453" calcext:value-type="float">
            <text:p>3.8967072053</text:p>
          </table:table-cell>
          <table:table-cell table:formula="of:=100 * ([.C8]-[.B8])/[.B8]" office:value-type="float" office:value="-74.3373071847325" calcext:value-type="float">
            <text:p>-74.3373071847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86.2981328011" calcext:value-type="float">
            <text:p>86.2981328011</text:p>
          </table:table-cell>
          <table:table-cell table:style-name="ce1" office:value-type="float" office:value="20.0502608299" calcext:value-type="float">
            <text:p>20.0502608299</text:p>
          </table:table-cell>
          <table:table-cell table:formula="of:=[.B9]/[.C9]" office:value-type="float" office:value="4.30409028257666" calcext:value-type="float">
            <text:p>4.3040902826</text:p>
          </table:table-cell>
          <table:table-cell table:formula="of:=100 * ([.C9]-[.B9])/[.B9]" office:value-type="float" office:value="-76.7662866169864" calcext:value-type="float">
            <text:p>-76.766286617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96.1184855461" calcext:value-type="float">
            <text:p>96.1184855461</text:p>
          </table:table-cell>
          <table:table-cell table:style-name="ce1" office:value-type="float" office:value="20.4300806999" calcext:value-type="float">
            <text:p>20.4300806999</text:p>
          </table:table-cell>
          <table:table-cell table:formula="of:=[.B10]/[.C10]" office:value-type="float" office:value="4.70475310195767" calcext:value-type="float">
            <text:p>4.704753102</text:p>
          </table:table-cell>
          <table:table-cell table:formula="of:=100 * ([.C10]-[.B10])/[.B10]" office:value-type="float" office:value="-78.7448995020823" calcext:value-type="float">
            <text:p>-78.7448995021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6.122402573" calcext:value-type="float">
            <text:p>106.122402573</text:p>
          </table:table-cell>
          <table:table-cell table:style-name="ce1" office:value-type="float" office:value="20.9485601425" calcext:value-type="float">
            <text:p>20.9485601425</text:p>
          </table:table-cell>
          <table:table-cell table:formula="of:=[.B11]/[.C11]" office:value-type="float" office:value="5.06585664366025" calcext:value-type="float">
            <text:p>5.0658566437</text:p>
          </table:table-cell>
          <table:table-cell table:formula="of:=100 * ([.C11]-[.B11])/[.B11]" office:value-type="float" office:value="-80.2600020027913" calcext:value-type="float">
            <text:p>-80.2600020028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mple_5f_buildout" style:display-name="PageStyle_simple_build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one_5f_deploy_5f_buildout" style:display-name="PageStyle_plone_deploy_build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5" meta:object-count="1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2pt" style:font-size-asian="12pt" style:font-size-complex="12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3cm" chart:symbol-height="0.353cm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line" chart:style-name="ch1">
        <chart:legend chart:legend-position="end" svg:x="16.912cm" svg:y="4.36cm" style:legend-expansion="high" chart:style-name="ch2"/>
        <chart:plot-area chart:style-name="ch3" table:cell-range-address="plone_deploy_buildout.A1:plone_deploy_buildout.C11" chart:data-source-has-labels="both" svg:x="0.377cm" svg:y="0.196cm" svg:width="16.158cm" svg:height="8.394cm">
          <chartooo:coordinate-region svg:x="1.104cm" svg:y="0.448cm" svg:width="14.98cm" svg:height="7.495cm"/>
          <chart:axis chart:dimension="x" chart:name="primary-x" chart:style-name="ch4" chartooo:axis-type="text">
            <chart:title svg:x="7.188cm" svg:y="8.787cm" chart:style-name="ch5">
              <text:p>Num Instances</text:p>
            </chart:title>
            <chart:categories table:cell-range-address="plone_deploy_buildout.A2:plone_deploy_buildout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one_deploy_buildout.B2:plone_deploy_buildout.B11" chart:label-cell-address="plone_deploy_buildout.B1:plone_deploy_buildout.B1" chart:class="chart:line">
            <chart:data-point chart:repeated="10"/>
          </chart:series>
          <chart:series chart:style-name="ch9" chart:values-cell-range-address="plone_deploy_buildout.C2:plone_deploy_buildout.C11" chart:label-cell-address="plone_deploy_buildout.C1:plone_deploy_buildout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ld</text:p>
                <draw:g>
                  <svg:desc>plone_deploy_buildout.B1:plone_deploy_buildout.B1</svg:desc>
                </draw:g>
              </table:table-cell>
              <table:table-cell office:value-type="string">
                <text:p>New</text:p>
                <draw:g>
                  <svg:desc>plone_deploy_buildout.C1:plone_deploy_buildout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one_deploy_buildout.A2:plone_deploy_buildout.A11</svg:desc>
                </draw:g>
              </table:table-cell>
              <table:table-cell office:value-type="float" office:value="16.0594699383">
                <text:p>16.0594699383</text:p>
                <draw:g>
                  <svg:desc>plone_deploy_buildout.B2:plone_deploy_buildout.B11</svg:desc>
                </draw:g>
              </table:table-cell>
              <table:table-cell office:value-type="float" office:value="16.4248374462">
                <text:p>16.4248374462</text:p>
                <draw:g>
                  <svg:desc>plone_deploy_buildout.C2:plone_deploy_buildout.C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010965395">
                <text:p>26.010965395</text:p>
              </table:table-cell>
              <table:table-cell office:value-type="float" office:value="16.9113062382">
                <text:p>16.91130623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.1921135426">
                <text:p>36.1921135426</text:p>
              </table:table-cell>
              <table:table-cell office:value-type="float" office:value="17.4365653992">
                <text:p>17.43656539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6.1095126152">
                <text:p>46.1095126152</text:p>
              </table:table-cell>
              <table:table-cell office:value-type="float" office:value="17.9216639996">
                <text:p>17.921663999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6.3385771751">
                <text:p>56.3385771751</text:p>
              </table:table-cell>
              <table:table-cell office:value-type="float" office:value="18.6725986004">
                <text:p>18.672598600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6.5847908497">
                <text:p>66.5847908497</text:p>
              </table:table-cell>
              <table:table-cell office:value-type="float" office:value="19.1462841988">
                <text:p>19.146284198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6.024763298">
                <text:p>76.024763298</text:p>
              </table:table-cell>
              <table:table-cell office:value-type="float" office:value="19.5100014687">
                <text:p>19.51000146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6.2981328011">
                <text:p>86.2981328011</text:p>
              </table:table-cell>
              <table:table-cell office:value-type="float" office:value="20.0502608299">
                <text:p>20.05026082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6.1184855461">
                <text:p>96.1184855461</text:p>
              </table:table-cell>
              <table:table-cell office:value-type="float" office:value="20.4300806999">
                <text:p>20.43008069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6.122402573">
                <text:p>106.122402573</text:p>
              </table:table-cell>
              <table:table-cell office:value-type="float" office:value="20.9485601425">
                <text:p>20.9485601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